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07:13:56.867168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15T15:30:47.810815116</dc:date>
    <meta:editing-cycles>75</meta:editing-cycles>
    <meta:editing-duration>P2DT2H12M3S</meta:editing-duration>
    <meta:generator>LibreOffice/6.4.2.2$Linux_X86_64 LibreOffice_project/40$Build-2</meta:generator>
    <meta:document-statistic meta:table-count="1" meta:cell-count="467" meta:object-count="0"/>
  </office:meta>
</office:document-meta>
</file>